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54f0" officeooo:paragraph-rsid="001754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.17 <text:s/>You need the user of a program to enter a customer’s last name. Write a statement that prompts the user to enter this data and assigns the input to a variable.</text:p>
      <text:p text:style-name="Standard"/>
      <text:p text:style-name="P1">Sol: last_name = input(‘Enter your last name: ’)</text:p>
      <text:p text:style-name="P1"/>
      <text:p text:style-name="Standard">2.18 You need the user of a program to enter the amount of sales for the week. Write a statement that prompts the user to enter this data and assigns the input to a variable.</text:p>
      <text:p text:style-name="Standard"/>
      <text:p text:style-name="P1">Sol: week_sales_amount = int(input(‘Enter the amount of sales for the week: ’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6:23:15.524896592</meta:creation-date>
    <meta:generator>LibreOffice/6.0.7.3$Linux_X86_64 LibreOffice_project/00m0$Build-3</meta:generator>
    <dc:date>2019-05-05T16:25:04.842489322</dc:date>
    <meta:editing-duration>PT1M49S</meta:editing-duration>
    <meta:editing-cycles>1</meta:editing-cycles>
    <meta:document-statistic meta:table-count="0" meta:image-count="0" meta:object-count="0" meta:page-count="1" meta:paragraph-count="4" meta:word-count="87" meta:character-count="466" meta:non-whitespace-character-count="382"/>
  </office:meta>
</office:document-meta>
</file>